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3EA60000468E000033F4A02ABE91.svg" manifest:media-type=""/>
  <manifest:file-entry manifest:full-path="Pictures/10000201000003380000025F424CAB1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932cm" svg:height="5.841cm" svg:x="0.037cm" svg:y="0cm">
          <draw:image xlink:href="Pictures/10000201000003380000025F424CAB13.png" xlink:type="simple" xlink:show="embed" xlink:actuate="onLoad"/>
          <draw:image xlink:href="Pictures/10003EA60000468E000033F4A02ABE91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8.001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Filho</meta:initial-creator>
    <meta:creation-date>2014-02-04T22:36:08</meta:creation-date>
    <dc:date>2014-02-05T01:13:18</dc:date>
    <dc:creator>Helio Filho</dc:creator>
    <meta:editing-duration>PT1H18M53S</meta:editing-duration>
    <meta:editing-cycles>7</meta:editing-cycles>
    <meta:generator>LibreOffice/4.0.2.2$Linux_X86_64 LibreOffice_project/400m0$Build-2</meta:generator>
    <meta:document-statistic meta:object-count="1"/>
  </office:meta>
</office:document-meta>
</file>